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all_location_lstm_metric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10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4" table:default-cell-style-name="ce5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 0.7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 0.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T 0.7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W 0.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 0.7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AB 0.7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D 0.7</text:p>
          </table:table-cell>
          <table:table-cell table:style-name="ce4" office:value-type="string" calcext:value-type="string">
            <text:p>AG</text:p>
          </table:table-cell>
          <table:table-cell table:style-name="ce4" office:value-type="string" calcext:value-type="string">
            <text:p>AG 0.7</text:p>
          </table:table-cell>
          <table:table-cell table:style-name="ce4" office:value-type="string" calcext:value-type="string">
            <text:p>AJ</text:p>
          </table:table-cell>
          <table:table-cell table:style-name="ce4" office:value-type="string" calcext:value-type="string">
            <text:p>AJ 0.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table:style-name="ce6" office:value-type="float" office:value="0.01382" calcext:value-type="float">
            <text:p>0.0138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399" calcext:value-type="float">
            <text:p>0.01399</text:p>
          </table:table-cell>
          <table:table-cell table:formula="of:=MIN([.B2:.T2])" office:value-type="float" office:value="0.01382" calcext:value-type="float">
            <text:p>0.01382</text:p>
          </table:table-cell>
          <table:table-cell table:formula="of:=MAX([.B2:.T2])"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1207" calcext:value-type="float">
            <text:p>0.01207</text:p>
          </table:table-cell>
          <table:table-cell table:style-name="ce6" office:value-type="float" office:value="0.01057" calcext:value-type="float">
            <text:p>0.0105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117" calcext:value-type="float">
            <text:p>0.01117</text:p>
          </table:table-cell>
          <table:table-cell table:formula="of:=MIN([.B3:.T3])" office:value-type="float" office:value="0.01057" calcext:value-type="float">
            <text:p>0.01057</text:p>
          </table:table-cell>
          <table:table-cell table:formula="of:=MAX([.B3:.T3])" office:value-type="float" office:value="0.01265" calcext:value-type="float">
            <text:p>0.0126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01" calcext:value-type="float">
            <text:p>0.01801</text:p>
          </table:table-cell>
          <table:table-cell table:number-columns-repeated="2" office:value-type="float" office:value="0.01745" calcext:value-type="float">
            <text:p>0.01745</text:p>
          </table:table-cell>
          <table:table-cell table:number-columns-repeated="2" office:value-type="float" office:value="0.01737" calcext:value-type="float">
            <text:p>0.01737</text:p>
          </table:table-cell>
          <table:table-cell office:value-type="float" office:value="0.0179" calcext:value-type="float">
            <text:p>0.0179</text:p>
          </table:table-cell>
          <table:table-cell table:style-name="ce6" office:value-type="float" office:value="0.01681" calcext:value-type="float">
            <text:p>0.016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73" calcext:value-type="float">
            <text:p>0.01773</text:p>
          </table:table-cell>
          <table:table-cell table:formula="of:=MIN([.B4:.T4])" office:value-type="float" office:value="0.01681" calcext:value-type="float">
            <text:p>0.01681</text:p>
          </table:table-cell>
          <table:table-cell table:formula="of:=MAX([.B4:.T4])"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21" calcext:value-type="float">
            <text:p>0.00221</text:p>
          </table:table-cell>
          <table:table-cell table:style-name="ce6" office:value-type="float" office:value="0.0015" calcext:value-type="float">
            <text:p>0.0015</text:p>
          </table:table-cell>
          <table:table-cell table:number-columns-repeated="2" office:value-type="float" office:value="0.00199" calcext:value-type="float">
            <text:p>0.0019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8" calcext:value-type="float">
            <text:p>0.00218</text:p>
          </table:table-cell>
          <table:table-cell table:formula="of:=MIN([.B5:.T5])" office:value-type="float" office:value="0.0015" calcext:value-type="float">
            <text:p>0.0015</text:p>
          </table:table-cell>
          <table:table-cell table:formula="of:=MAX([.B5:.T5])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72.3276" calcext:value-type="float">
            <text:p>72.3276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74.28872" calcext:value-type="float">
            <text:p>74.28872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75.31907" calcext:value-type="float">
            <text:p>75.31907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72.27051" calcext:value-type="float">
            <text:p>72.27051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75.76056" calcext:value-type="float">
            <text:p>75.76056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74.79104" calcext:value-type="float">
            <text:p>74.79104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71.8457" calcext:value-type="float">
            <text:p>71.8457</text:p>
          </table:table-cell>
          <table:table-cell table:style-name="ce6" office:value-type="float" office:value="66.57828" calcext:value-type="float">
            <text:p>66.57828</text:p>
          </table:table-cell>
          <table:table-cell office:value-type="float" office:value="69.87871" calcext:value-type="float">
            <text:p>69.87871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72.47598" calcext:value-type="float">
            <text:p>72.47598</text:p>
          </table:table-cell>
          <table:table-cell table:formula="of:=MIN([.B6:.T6])" office:value-type="float" office:value="66.57828" calcext:value-type="float">
            <text:p>66.57828</text:p>
          </table:table-cell>
          <table:table-cell table:formula="of:=MAX([.B6:.T6])" office:value-type="float" office:value="77.86411" calcext:value-type="float">
            <text:p>77.864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58333" calcext:value-type="float">
            <text:p>82.58333</text:p>
          </table:table-cell>
          <table:table-cell office:value-type="float" office:value="87.58333" calcext:value-type="float">
            <text:p>87.58333</text:p>
          </table:table-cell>
          <table:table-cell office:value-type="float" office:value="86" calcext:value-type="float">
            <text:p>86</text:p>
          </table:table-cell>
          <table:table-cell office:value-type="float" office:value="87.41667" calcext:value-type="float">
            <text:p>87.41667</text:p>
          </table:table-cell>
          <table:table-cell office:value-type="float" office:value="89.25" calcext:value-type="float">
            <text:p>89.25</text:p>
          </table:table-cell>
          <table:table-cell office:value-type="float" office:value="89.66667" calcext:value-type="float">
            <text:p>89.66667</text:p>
          </table:table-cell>
          <table:table-cell office:value-type="float" office:value="91.25" calcext:value-type="float">
            <text:p>91.25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86.83333" calcext:value-type="float">
            <text:p>86.83333</text:p>
          </table:table-cell>
          <table:table-cell office:value-type="float" office:value="90.91667" calcext:value-type="float">
            <text:p>90.91667</text:p>
          </table:table-cell>
          <table:table-cell office:value-type="float" office:value="91" calcext:value-type="float">
            <text:p>91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90.66667" calcext:value-type="float">
            <text:p>90.66667</text:p>
          </table:table-cell>
          <table:table-cell office:value-type="float" office:value="94.5" calcext:value-type="float">
            <text:p>94.5</text:p>
          </table:table-cell>
          <table:table-cell office:value-type="float" office:value="86.5" calcext:value-type="float">
            <text:p>86.5</text:p>
          </table:table-cell>
          <table:table-cell table:style-name="ce6" office:value-type="float" office:value="79.66667" calcext:value-type="float">
            <text:p>79.66667</text:p>
          </table:table-cell>
          <table:table-cell office:value-type="float" office:value="84" calcext:value-type="float">
            <text:p>84</text:p>
          </table:table-cell>
          <table:table-cell office:value-type="float" office:value="84.16667" calcext:value-type="float">
            <text:p>84.16667</text:p>
          </table:table-cell>
          <table:table-cell office:value-type="float" office:value="87.41667" calcext:value-type="float">
            <text:p>87.41667</text:p>
          </table:table-cell>
          <table:table-cell table:formula="of:=MIN([.B7:.T7])" office:value-type="float" office:value="79.66667" calcext:value-type="float">
            <text:p>79.66667</text:p>
          </table:table-cell>
          <table:table-cell table:formula="of:=MAX([.B7:.T7])" office:value-type="float" office:value="94.5" calcext:value-type="float">
            <text:p>9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50:38.14955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0:31.268957270</dc:date>
    <meta:editing-duration>PT2M23S</meta:editing-duration>
    <meta:editing-cycles>1</meta:editing-cycles>
    <meta:generator>LibreOffice/6.0.7.3$Linux_X86_64 LibreOffice_project/00m0$Build-3</meta:generator>
    <meta:document-statistic meta:table-count="1" meta:cell-count="154" meta:object-count="0"/>
  </office:meta>
</office:document-meta>
</file>